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3874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7575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dgesubsume-Coll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@@ Method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DUAs</text:p>
          </table:table-cell>
          <table:table-cell office:value-type="string" calcext:value-type="string">
            <text:p><text:s/>SubDUAs</text:p>
          </table:table-cell>
          <table:table-cell office:value-type="string" calcext:value-type="string">
            <text:p><text:s/>Perc</text:p>
          </table:table-cell>
          <table:table-cell office:value-type="string" calcext:value-type="string">
            <text:p><text:s/>Time_s</text:p>
          </table:table-cell>
          <table:table-cell office:value-type="string" calcext:value-type="string">
            <text:p><text:s/>Time_ms</text:p>
          </table:table-cell>
        </table:table-row>
        <table:table-row table:style-name="ro1">
          <table:table-cell office:value-type="string" calcext:value-type="string">
            <text:p>@@ org.apache.commons.collections4.sequence.SequencesComparator.getMiddleSnake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56.989247311828" calcext:value-type="float">
            <text:p>56.989247311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nextEntryImpl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14.6788990825688" calcext:value-type="float">
            <text:p>14.6788990825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doRedBlackDeleteFixup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36.3157894736842" calcext:value-type="float">
            <text:p>3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doRedBlackInsert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31.3513513513514" calcext:value-type="float">
            <text:p>31.3513513513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.remove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addEntry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office:value-type="float" office:value="32.9268292682927" calcext:value-type="float">
            <text:p>32.9268292682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swapPosition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$AVLNode.addAl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58.2089552238806" calcext:value-type="float">
            <text:p>58.2089552238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rmutationIterator.next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67" calcext:value-type="float">
            <text:p>67</text:p>
          </table:table-cell>
          <table:table-cell office:value-type="float" office:value="50.7575757575758" calcext:value-type="float">
            <text:p>50.7575757575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.put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equence.SequencesComparator.buildScript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58.7301587301587" calcext:value-type="float">
            <text:p>58.7301587301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subtree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49.5726495726496" calcext:value-type="float">
            <text:p>49.572649572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previousEntry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41.3461538461539" calcext:value-type="float">
            <text:p>41.3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removeInternalEntry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.equals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.get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remo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27.1604938271605" calcext:value-type="float">
            <text:p>27.1604938271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RUMap.addMapping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65.8227848101266" calcext:value-type="float">
            <text:p>65.8227848101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doRedBlackDelet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containsKey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Map.fixup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4.9350649350649" calcext:value-type="float">
            <text:p>64.9350649350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Entry.toString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put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$AVLNode.removeSelf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equal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least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$1.remov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73.015873015873" calcext:value-type="float">
            <text:p>73.015873015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select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toString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remo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nalyzer.StringKeyAnalyzer.bitIndex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getNod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72.8813559322034" calcext:value-type="float">
            <text:p>72.8813559322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verbosePrintInternal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doPu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2.7272727272727" calcext:value-type="float">
            <text:p>5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.containsValu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getNearestEntryForKe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.1538461538462" calcext:value-type="float">
            <text:p>21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isEqualKey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Entry.purge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higherEntry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containsValu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getEntr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putAll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7.0833333333333" calcext:value-type="float">
            <text:p>77.0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collections4.CollectionUtils.partitio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64.5833333333333" calcext:value-type="float">
            <text:p>64.5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ObjectGraphIterator.findNextByIterato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85.4166666666667" calcext:value-type="float">
            <text:p>85.4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insertValu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8.695652173913" calcext:value-type="float">
            <text:p>58.695652173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hashCod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9.1304347826087" calcext:value-type="float">
            <text:p>89.1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ceilingEntry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pu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floorEntry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MultiKey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55.8139534883721" calcext:value-type="float">
            <text:p>55.81395348837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s.TransformingComparator.equals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equals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isEqualKey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containsValu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1.9047619047619" calcext:value-type="float">
            <text:p>61.90476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UnmodifiableBoundedCollection.unmodifiableBoundedCollectio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AbstractLinkedList.toArra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0.9756097560976" calcext:value-type="float">
            <text:p>60.9756097560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LazyIteratorChain.updateCurrentIterato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6.0975609756098" calcext:value-type="float">
            <text:p>56.0975609756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removeExternalEntry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Map.firstKe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Map.lastKe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removeAll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KeysBag.toArra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toArra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ge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0.5128205128205" calcext:value-type="float">
            <text:p>20.5128205128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removeMulti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.pu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97.4358974358974" calcext:value-type="float">
            <text:p>97.4358974358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Cursor.nextInde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4.3589743589744" calcext:value-type="float">
            <text:p>74.3589743589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getIterator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BaseIterator.hasNext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Hashed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.4736842105263" calcext:value-type="float">
            <text:p>39.4736842105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8.6486486486487" calcext:value-type="float">
            <text:p>48.6486486486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removeMulti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3.2432432432432" calcext:value-type="float">
            <text:p>43.2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hash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EntrySet$EntryIterator.remo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RUMap.reuseMappin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containsKe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collat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77.1428571428572" calcext:value-type="float">
            <text:p>77.1428571428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omparatorPredicate.evaluate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EntrySet.iterato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5.7142857142857" calcext:value-type="float">
            <text:p>6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removeMulti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g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5.7142857142857" calcext:value-type="float">
            <text:p>4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Iterator.nextEnt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68.5714285714286" calcext:value-type="float">
            <text:p>6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remo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siz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3.5294117647059" calcext:value-type="float">
            <text:p>7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$AVLNode.indexOf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putAll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5.2941176470588" calcext:value-type="float">
            <text:p>8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quence.SequencesComparator.buildSnak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4.7058823529412" calcext:value-type="float">
            <text:p>64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remo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7.8787878787879" calcext:value-type="float">
            <text:p>87.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nextGreat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nextSmall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lowerEntry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removeMulti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g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2.4242424242424" calcext:value-type="float">
            <text:p>42.4242424242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contains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purg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Cursor.nodeRemove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Utils.isEqualLis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compare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InputCheckedMapDecorator$EntrySet.toArra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84.375" calcext:value-type="float">
            <text:p>84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Map.firstKe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Map.lastKe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isEqualKey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removeAll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$BaseIterator.hasNex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ontains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get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rotateLef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rotateRigh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$Node.equal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g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8.7096774193548" calcext:value-type="float">
            <text:p>38.7096774193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contains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5.1612903225806" calcext:value-type="float">
            <text:p>45.1612903225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g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5.8064516129032" calcext:value-type="float">
            <text:p>25.8064516129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getE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5.8064516129032" calcext:value-type="float">
            <text:p>25.8064516129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equal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equals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UnmodifiableEntrySet.toArra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IteratorChain.updateCurrentIterato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compar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g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4.4827586206897" calcext:value-type="float">
            <text:p>34.4827586206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contains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1.3793103448276" calcext:value-type="float">
            <text:p>41.3793103448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ontains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7.5862068965517" calcext:value-type="float">
            <text:p>27.5862068965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SwitchClosure.execu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doToString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SwitchTransformer.transfor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TiedMapEntry.equal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siz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cardinality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.4814814814815" calcext:value-type="float">
            <text:p>81.4814814814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MultiKeyMap.hash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EntrySet.remov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NullCompa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contains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7.037037037037" calcext:value-type="float">
            <text:p>37.037037037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nkedMap.indexO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8.1481481481482" calcext:value-type="float">
            <text:p>48.1481481481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addComposit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4.0740740740741" calcext:value-type="float">
            <text:p>74.0740740740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readObject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FilterListIterator.setNextObjec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BidiMapIterator.setVal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doEqual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DualTreeBidiMap$BidiOrderedMapIterator.setVal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vokerTransformer.invoker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stantiateFactory.instantiateFactor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.siz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RUMap.moveToMRU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ListIterator.setPreviousObjec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toString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sizeIsEmpty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pu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ViewIterator.remo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Entry.setVal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Iterator.setVal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convertToMa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Entry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SetValuedMap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ad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containsAl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MultiKeyMap.removeAll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ViewIterator.navigatePreviou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toArra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4.1666666666667" calcext:value-type="float">
            <text:p>54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followRigh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Entry.equal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toString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removeComposit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remo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LazyList.ge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toArra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4.1666666666667" calcext:value-type="float">
            <text:p>54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retainA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95.8333333333333" calcext:value-type="float">
            <text:p>95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GraphIterator.updateCurrentIterato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ArrayStack.search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Entry.equals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.putA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DefaultKeyValue.equals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AbstractMapEntry.equals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hashCod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.69565217391304" calcext:value-type="float">
            <text:p>8.6956521739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indexO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2.1739130434783" calcext:value-type="float">
            <text:p>52.1739130434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lastIndexO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2.1739130434783" calcext:value-type="float">
            <text:p>52.1739130434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remo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MapEntry.set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stantiateTransformer.instantiateTransformer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isEqualKe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$EntrySet.remo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$KeySet.remo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remo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$BagIterator.remo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Utils.indexO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.remo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Iterator.previousEnt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g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remo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.toString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Entry.toRefere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Cursor.nodeInsert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Iterator.getKe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$FlatMapIterator.getValu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s.NullComparator.compar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hashCod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Entry.getKe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Entry.getValu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redicatedMap.validat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putA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ListIterator.previou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Boolea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collections4.functors.SwitchTransformer.switchTransform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sta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lookup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BitwiseTrie$BasicEntry.equal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Iterator.nextEnt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has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balanc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SubList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toStri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remo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equa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previou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Utils.intersec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FunctorUtils.valid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StaticBucketMap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ObjectArrayIterato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isEqualCollec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View.retainAl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unctorUtils.valid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unctorUtils.valid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hashC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.contain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Iter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pu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alculateNewCapac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addComposite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unctorUtils.valid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ConstantTransformer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getPrefixMapByBit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Map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SwitchClosure.switchClosu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.itera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putA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addA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.7058823529412" calcext:value-type="float">
            <text:p>64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$BagIterator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Iterator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StaticBucketMap.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MultiKeyMap.removeAl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$AVLNode.insertOnRigh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ag.CollectionBag.removeA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ZippingIterator.hasNe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Utils$Partition.g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WhileClosure.execu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Iterator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MapIterator.previousEnt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Iterator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putA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containsKe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contains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$WrappedList.add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insertOnLef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retainAl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CollectionSortedBag.removeA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ad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DualTreeBidiMap.previous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Node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bleUtils$5$1.next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DualTreeBidiMap.next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View.remove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getE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isEqualKe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KeysBag.toArra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previou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quence.ReplacementsFinder.visitKeepComma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removeAl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toArra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ekingIterator.fi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Utils.isEqualSe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filt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s.TransformingComparator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.add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bleUtils$10.itera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subtra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containsAn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EntryView.remov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ViewIterator.navigate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EntryView.remov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addTo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Iterator.nextEnt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BitwiseTrie.compareKey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containsK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removeEnt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isEmp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pu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toArr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ListIterator.remov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anyValueS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transform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reverse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KeySet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ForClosure.execu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PassiveExpiringMap$ConstantTimeToLiveExpirationPolicy.expirationTi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NodeCachingLinkedList.removeAllNo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.ad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partitio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frequenc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Utils.hashCodeForLis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leastNo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greatestNo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doHashC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Values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$Builder.ad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ReverseComparat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$EntryIterator.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subMa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sel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nalyzer.StringKeyAnalyzer.isBitS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cl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$EntrySet.contai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azyMap.g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Entry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InputCheckedMapDecorator$EntrySet.to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$ValuesListIterator.ad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ge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CollectionBag.retain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CollectionSortedBag.retain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doRead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NodeListIterator.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Iterator.remov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Numb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selec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plitMapUtils$WrappedGe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remo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DefaultedMap.g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PassiveExpiringMap.removeAllExpir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$Values.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$AVLNode.previou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Utils.fin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forAllButLastDo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selectRejecte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$1$1.nex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plitMapUtils$WrappedPu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remove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Node.isLeftChil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Node.isRightChil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SynchronizedColle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fClosure.execut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SwitchTransformer.switchTransform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SwitchTransform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fTransformer.transfor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SwitchClosure.switchClosu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SwitchClosure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ndPredicate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OrPredicate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BooleanComparator.equal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$EntryIterator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inRang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inRange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isValidUplink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has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nextKe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previousKe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aseInsensitiveMap.convertKe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KeySet.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read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EntrySet.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heckCapac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SetValuedMap$WrappedSe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$WrappedLis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removeMa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removeM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se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.unregisterCurso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GrowthList.addA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CollectionBag.addA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CollectionSortedBag.addA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addA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toStrin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ListIterator.previous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has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Utils.ma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Utils.matchesA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previousKey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EnumerationIterator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Utils.m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matchesAn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$SetOperationCardinalityHelper.setCardina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EntryView.contain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EntryView.contain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EqualPredicate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EntrySet.contain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nextKey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$Node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atomi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Entry.hashCod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map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UnmodifiableEntrySet.to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EntrySet.contain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$WrappedList.ad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SetValuedMap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add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Cursor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IteratorIterable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ListIterator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Iterator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rmutationIter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Utils.hashCodeForSe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collections4.CollectionUtils.collec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plitMapUtils$WrappedGet.mapItera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s.ComparableComparator.equal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s.BooleanComparator.compar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List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GrowthList.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et.TransformedSortedSet.transformedSortedSe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losureUtils.switchMapClosur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toLis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g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EnumerationUtils.g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ansformerUtils.switchMapTransform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ke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val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getMapIterat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read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inverseBidiMa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OnePredicate.evalu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DefaultEquator.equ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addAsEqu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read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ixedSizeSorted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removeMapping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remove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doRead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entry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key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val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ixedSize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MultiKey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remove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retain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removeMapping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ge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setLef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setRigh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toStrin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SubList.add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isEqualValu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doRead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retain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GrowthList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ansformedList.transformedLis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.checkInterv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$1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TransformedSet.transformedSe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TransformedNavigableSet.transformedNavigableSe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listOrderedSe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TransformedSortedBag.transformedSortedBag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TransformedBag.transformedBag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ekingIterator.has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previou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se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NodeListIterator.has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ListIterator.next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Iterator.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hasPreviou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res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BoundedItera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Ma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Utils.siz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getCardinalityMap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BidiMap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IfClosure.ifClosur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ChainedClosure.chainedClosu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PassiveExpiringMap.isExpir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HashedMap.&lt;init&gt;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ListOrderedMap$EntrySetView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ListOrderedMap.remo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ag.AbstractMapBag.contains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printInd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isEqualCollec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Utils.longestCommonSubsequenc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ke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val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copyCol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KeySet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remove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.valid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fTransformer.ifTransformer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orClosure.forClosur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EntrySet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EntrySet$Singleton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contains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g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$ListOrderedMap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$ListOrderedMapIterator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ReferenceIdentityMap.isEqualKey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$EntrySetView.get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.next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EntrySet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RUMap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doRead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MultiKey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KeysBag.contains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SubList.rangeChec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remove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retain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.registerCurs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$SetListListIterator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MapBackedSet.addAl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remove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TreeBag.ad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unique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hashCo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ekingIterator.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rem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ListIterator.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ListIterator.previou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plitMapUtils.readableMap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Utils.app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isProperSubCollec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addA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Utils.longestCommonSubseque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ke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UnmodifiableSortedBidiMap.inverseBidiMa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Node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InstantiateTransform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plitmap.TransformedSplitMap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StaticBucketMap.getHash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BaseIterator.nextNu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PassiveExpiringMap.removeIfExpir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CompositeMap.put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key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et.CompositeSet.iterator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ag.AbstractMapBag$BagIterator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Obje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Utils.getValuesAsLi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Utils.getValuesAs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Utils.getValuesAsBa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addIgnoreNu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addA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EntrySet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Values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UnmodifiableBidiMap.inverseBidiMa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UnmodifiableOrderedBidiMap.inverseOrderedBidiMa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inverseBidiMa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val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Node.getDa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View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iterator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add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PrototypeFactory$PrototypeCloneFactory.cre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vokerTransform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stantiateFactory.cre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setComparato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Values.remov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inFromRang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inToRang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KeyAnalyzer.compa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Entry.is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ke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val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nalyzer.StringKeyAnalyzer.isPrefi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BaseIterator.checkMo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BaseIterator.nextEnt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Base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_putAl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l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isEqualKe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isEqual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ke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val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cl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UnmodifiableMap.map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Entry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Entry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Entry.ge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Entry.get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TransformedMap.transform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TransformedMap.transform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entr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key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val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pur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MultiKey.calculateHashCo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TiedMapEntry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add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ent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EntryValues$1.nex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KeysBag$1.nex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transform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transform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inse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SubList.checkMod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PredicatedLis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ListIterator.checkMod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List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removeFir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removeLa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stDeco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.broadcastNodeChang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.broadcastNodeRemov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.broadcastNodeInsert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ansformedLis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.toArra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AbstractSetDeco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PredicatedSe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add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TransformedSe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PredicatedBag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BagDeco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$MutableInteger.equal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TransformedBag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IteratorIterable.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hasPreviou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ArrayListIterator.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Iterator.checkB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ListIterator.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Iterator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next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previous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GraphItera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Iterator.ne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BoundedIterator.check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Bounded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Stri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Utils.subtra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Utils.remove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la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WhileClosure.whileClosu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plitmap.TransformedSplitMap.transform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MapIterator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LinkedMap.fir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ixedSizeSortedMap.put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$FlatMap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HashedMap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TransformedMap.transform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IteratorChain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ReverseListIterator.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Utils.retain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fir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fir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la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to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omparatorPredicate.comparatorPredicat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vokerTransformer.transfor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BitwiseTrie.isBit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EntrySet$Singleton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headMa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Map.tailMa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nextEntryInSubtre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la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$ListOrdered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redicatedMap.check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$Base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Strength.resol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$1.nex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contains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cle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entry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key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valu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$SingletonMapIterator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ixedSizeMap.put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$Values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RUMap.ge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pu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AbstractMapEntryDecorator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contains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Values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MultiValuedMapIterator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transform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transformMultiValued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$ValuesList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List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getFir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getLa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createSetBasedOnLi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NodeCachingLinkedList.getNodeFromCach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.indexO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to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SynchronizedBag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EntrySetMapIterator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ushbackIterator.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Graph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azyIteratorChain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ReverseListIterator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kipping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By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Sho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Lo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Flo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Doub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populateMa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bleUtils.g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$EquatorWrapper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Bidi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checkNonNullComparab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DualTreeBidiMap$BidiOrdered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$Builder.createPredicatedBa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EntrySetToMapIteratorAdapter.curr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SingletonMap$Singleton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SingletonMap.g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isKeyTyp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keyvalue.DefaultKeyValue.s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keyvalue.TiedMapEntry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MultiValued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ListIterator.previo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.removeAllNod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et.CompositeSet.remo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UnmodifiableOrderedMapIterator.unmodifiableOrderedMap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Integ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toMa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populateMa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iterable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iterableSorted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plitMapUtils.writableMa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luentIterable.o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Utils.transformedCompa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transformed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filtered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filteredList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as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toArr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forAllButLastD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coll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add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isFu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maxS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retain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remove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contai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$6.iterato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Utils.parti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View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View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Bidi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isRe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isBla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DualTreeBidiMap$BidiOrdered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ValueView.contai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ValueView.remov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Node.isR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KeyView.contai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KeyView.remov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View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View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$Builder.createPredicatedLi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$Builder.createPredicated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$Builder.createPredicatedQue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TransformedCollection.transformedCollec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TransformedPredicate.transformedPredic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dentityPredicate.evaluat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nyPredicate.anyPredic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nyPredicate.anyPredic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llPredicate.allPredic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llPredicate.allPredic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otPredicate.evaluat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fTransformer.ifTransform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onstantTransformer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ndPredicate.andPredicat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stantiateTransformer.transfor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OnePredicate.onePredic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OrPredicate.orPredicat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NullComparator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plitmap.AbstractIterableGetMapDecorator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BitwiseTrie.compar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nextEnt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EntrySet$Entry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InputCheckedMapDecorator.entry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$ListOrdered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BaseItera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putA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$EntrySetView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$SingletonMap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$SingletonMapIterator.previo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$Singleton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.isEqualKe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.isEqual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Entry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MapDecorator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RUMap.isF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hashEnt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DefaultKeyValue.s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toArra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KeysBag.contains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MultiValued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Decorator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$WrappedList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getLeftSubTre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getRightSubTre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SubCurs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checkMod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ListIterator.getLastNodeReturn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setUniqueLi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NodeCachingLinkedList.isCacheF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NodeCachingLinkedList.addNodeToCach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NodeCachingLinkedList.createN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Cursor.clo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SubList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de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TransformedQueue.transformedQue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MapBackedSet.ad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MapBackedSet.remov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CollectionBag.contains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CollectionSortedBag.contains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contains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retain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Array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ekingIterator.peeking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ekingIterator.peek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ekingIterator.el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eking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UnmodifiableIterator.unmodifiable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EntrySetMap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EntrySet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EntrySet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ZippingIter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Zipping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List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se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getIterator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UnmodifiableListIterator.umodifiableList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ushbackIterator.pushback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ushback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UnmodifiableMapIterator.unmodifiableMapIt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ListIterator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ListIterator.hasPreviou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GraphIterator.find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Graph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ReverseList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Iterator.has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FilterIterator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Numb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Sho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Lo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toPropert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Utils.nullLowCompa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add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extractSinglet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Flat3Map$FlatMap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SingletonMap.toStrin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ListOrderedMap.previous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keyvalue.DefaultKeyValue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$AVLNode.recalcHeigh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SetUniqueList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Bounded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St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Bool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By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Integ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Flo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Dou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Ma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safeAddToMap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luentIterable.copyInt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Utils.chainedCompara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Utils.nullHighCompa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forAllD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forAllD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selec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selectRejected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collec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permutation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EnumerationUtils.toLis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contai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map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$BidiMap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DualTreeBidiMap$BidiOrderedMap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add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remove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SynchronizedCollec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retain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$Builder.add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ullIsTruePredicate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ullIsFalsePredicate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ullIsExceptionPredicate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hainedTransformer.chainedTransform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ReverseComparator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addCompa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BooleanComparator.hashCod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BitwiseTrie.lengthIn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BitwiseTrie$BasicEntry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multiKeyMa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Entry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TransformedSortedMap.transformedSortedMa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map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$ListOrderedMap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assiveExpiringMap.validateAndConvertToMill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EntrySet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map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$SingletonMap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.putA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EntryIterator.nextEnt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Entry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TransformedMap.transformedMa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doWriteObjec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AbstractMapEntry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KeysBag.get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put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transformedMa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setOff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remove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pee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$1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retain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add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removeA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Array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EntrySetMapIterator.to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ArrayListIterator.previo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ArrayList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ListIterator.previo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List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add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IteratorChain.add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IteratorChain.lockChai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Objec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collections4.MapUtils.getFloa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isEmp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Utils.isEmp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isSubCollec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ArrayStack.po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contains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doRemoveKe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.getLeftChil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retainAll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.UnmodifiableCollection.unmodifiable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ChainedTransforme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UnmodifiableTrie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StaticBucketMap$BaseIterator.nextEntr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MapIterator.se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AbstractMap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.ListOrderedMap.lastKe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et.ListOrderedSe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ag.UnmodifiableSortedBag.unmodifiableSortedBa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ag.UnmodifiableBag.unmodifiableBa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IteratorChain.checkLocked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AbstractUntypedIterator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Boolean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Byte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Shor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In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Long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Double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Utils.emptyIfN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Utils.isEmp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Utils.get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emptyIfN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fi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filterInver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countMatch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exis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matches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isEmp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filteredIterab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boundedIterab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skippingIterab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transformedIterab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isEmpt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siz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toStr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ArrayStack.peek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ArrayStack.peek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Utils.defaultIfN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UnmodifiableBidiMap.unmodifiableBidi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UnmodifiableOrderedBidiMap.unmodifiableOrderedBidi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contains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mapIterat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doRemove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makeRed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makeBlack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getPare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getRightChil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UnmodifiableSortedBidiMap.unmodifiableSortedBidi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View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$View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contains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UnmodifiableBoundedCollection.unmodifiableBounded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AbstractCollection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SynchronizedCollection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contai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contains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$Builde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TransformedCollection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EqualPredicate.equalPredicat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hainedClosure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PrototypeFactory$PrototypeSerializationFactory.creat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onstantFactory.constantFactor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nyPredicate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AllPredicate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onePredicate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hainedTransformer.transf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checkLocked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ComparatorChain.checkChainIntegrit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BooleanComparator.booleanComparato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setUnknownObjectBehavi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$EntryItera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Map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UnmodifiableTrie.unmodifiableTri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BitwiseTrie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PrefixRangeEntrySet$Singleton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Entry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firstEntr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KeySet.remov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atomic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DefaultedMap.defaulted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DefaultedMap.defaulted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DefaultedMa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redicatedMap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redicatedMap.isSetValueChecki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MapIterator.se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assiveExpiringMa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val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contains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total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$FlatMapIterator.nex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$Values.iterato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ReferenceIdentityMap.isEqual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write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onver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doWrite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azyMa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azyMa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equal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CompositeMap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UnmodifiableMap.unmodifiable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$SingletonMap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UnmodifiableEntrySet.unmodifiableEntry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MapIterator.se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ingletonMa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.firstKe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UnmodifiableOrderedMap.unmodifiableOrdered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TransformedMap.isSetValueChecki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containsKe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contains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remov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cle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getEntr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UnmodifiableSortedMap.unmodifiableSorted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keyvalue.AbstractMapEntry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contain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containsAll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toArra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toStr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containsMapp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val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put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UnmodifiableMultiValuedMap.unmodifiableMultiValued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putAll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TransformedMultiValuedMap.putAll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Values.iterato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ma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mi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getOff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AVLNode.getHeigh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$TreeList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PredicatedList.add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contai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contains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SetUniqueList.ad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UnmodifiableList.unmodifiableLis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Cursor.checkModCou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TreeList.contai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LazyLis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isAtFullCapaci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UnmodifiableQueue.unmodifiableQue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MapBackedSet.mapBacked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contai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containsA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UnmodifiableSet.unmodifiable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UnmodifiableNavigableSet.unmodifiableNavigable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UnmodifiableSortedSet.unmodifiableSorted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getCou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nextInde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ingletonListIterator.previousInde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ZippingIterator.nex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NodeListIt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NodeListIt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ListIt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List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List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ObjectArrayList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It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ooping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rrayIt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checkNotStarted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bstractOrderedMapIterator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bstractMapIterator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Permutation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ListIteratorWrappe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AbstractListIteratorDeco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SkippingIt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BoundedIterator.hasNex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In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Double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SetUtils.emptyIfN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Utils.nodeLis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Utils.asEnumer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Utils.emptyIfN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nex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previous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g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ChainedClosure.chainedClosu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PrototypeFactory.prototypeFacto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ConstantTransformer.constantTransform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TransformerClosure.transformerClosu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ClosureTransformer.closureTransform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isEmp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queue.CircularFifoQueue.po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getByte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Shor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Long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getFloa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Utils.emptyIfN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looping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loopingLis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nodeLis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as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asItera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asMultipleUseItera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toLis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Utils.toArra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checkIndex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bleUtils.emptyIteratorIfNu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$CardinalityHelper.getFreq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g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ge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nex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previous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DualTreeBidiMap$ViewMap.cle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PredicatedCollection.add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TransformedCollection.transfor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EqualPredicate.equal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ullIsTruePredicate.nullIsTrue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dentityPredicate.identity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actoryTransformer.factoryTransform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PredicateTransformer.predicateTransform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unctorUtils.cop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unctorUtils.cop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FunctorUtils.cop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otPredicate.not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ullIsFalsePredicate.nullIsFalse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vokerTransformer.invokerTransform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TransformerPredicate.transformer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TransformerPredicate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onePredicate.none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onePredicate.none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NullIsExceptionPredicate.nullIsException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loneTransformer.transfor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MapTransformer.mapTransform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hainedTransformer.chainedTransform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DefaultEquator.has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InstanceofPredicate.instanceOfPredic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g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selec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selec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fir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las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nalyzer.StringKeyAnalyzer.lengthInBi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KeySet.toArra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SortedMapDecorator.previous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SortedMapDecorator.nex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createEntrySe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createKeySe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.createValues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redicatedMap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LinkedMap$Link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ValueMap.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EntrySet.toArra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reateEntrySe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reateKeySet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.createValues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HashedMap$Hash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Values.toArra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MapIterator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$ReferenceMapIterator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AbstractReferenceMap.g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$WrappedCollection.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SetValuedMap$WrappedSet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MultiValuedMap.mapIt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ultimap.AbstractListValuedMap$WrappedList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SubList.cle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el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ListOrderedSet.listOrdered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KeyAnalyzer.isOutOfBoundsInde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collections4.MapUtils.invertMa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MapUtils.isNot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disjunc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NotNullPredicate.evaluat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functors.NullPredicate.evaluat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BitwiseTrie.toStri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TrieEntry.isExternalN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list.AbstractLinkedList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anyHas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CollectionUtils.un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intersec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Utils.isNot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CompositeCollection.isEmp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NullCompa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checkLock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mparators.FixedOrderComparator.ad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KeyAnalyzer.isEqualBi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KeyAnalyzer.isNullBitKe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KeyAnalyzer.isValidBitInde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$RangeEntrySet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MultiKeyMap.check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Flat3Map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CursorableLinkedList$SubCurs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add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$LinkedSubListIterator.hasPreviou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queue.CircularFifoQueue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isEmp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write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AbstractDualBidiMap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queue.CircularFifoQueue.write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iterators.IteratorChain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ollections4.bidimap.TreeBidiMap$Inverse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idimap.TreeBidiMap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collection.IndexedCollection.reinde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functors.ChainedClosure.execut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trie.AbstractPatriciaTrie.write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StaticBucketMap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PassiveExpiringMap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map.ListOrderedMap.put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list.AbstractLinkedList.doWrite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t.CompositeSet.addComposit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sequence.EditScript.vis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bag.AbstractMapBag.doWrite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CollatingItera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ollections4.iterators.IteratorChain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edgesubsume-Collections'.A1:'edgesubsume-Collections'.H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09-28T22:45:52.929101915</dc:date>
    <meta:editing-duration>PT2M56S</meta:editing-duration>
    <meta:editing-cycles>1</meta:editing-cycles>
    <meta:document-statistic meta:table-count="1" meta:cell-count="10496" meta:object-count="0"/>
    <meta:generator>LibreOffice/7.0.0.3$MacOSX_X86_64 LibreOffice_project/8061b3e9204bef6b321a21033174034a5e2ea88e</meta:generator>
  </office:meta>
</office:document-meta>
</file>